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fo:color="#aa0000" style:font-name="Monospace" fo:font-size="11pt" style:font-size-asian="11pt" style:font-size-complex="11pt"/>
    </style:style>
    <style:style style:name="P2" style:family="paragraph" style:parent-style-name="Text_20_body">
      <style:paragraph-properties fo:margin-top="0cm" fo:margin-bottom="0cm" loext:contextual-spacing="false"/>
      <style:text-properties fo:color="#aa0000" style:font-name="Monospace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43)---- Write16 0x6c(0x36): 0x52</text:p>
      <text:p text:style-name="P1">(44)=====Write32 0x20(0x10): 0xecca</text:p>
      <text:p text:style-name="P1">(45)---- Write16 0x48(0x24): 0xf000</text:p>
      <text:p text:style-name="P1">(46)---- Write16 0x428(0x214): 0x500</text:p>
      <text:p text:style-name="P1">(47)---- Write16 0x430(0x218): 0x500</text:p>
      <text:p text:style-name="P1">(48)---- Write16 0x42c(0x216): 0x400</text:p>
      <text:p text:style-name="P1">(49)---- Write16 0x440(0x220): 0x400</text:p>
      <text:p text:style-name="P1">(50)---- Write16 0x410(0x208): 0x652</text:p>
      <text:p text:style-name="P1">(51)---- Write16 0x418(0x20c): 0x1</text:p>
      <text:p text:style-name="P1">(52)---- Write16 0x420(0x210): 0x40</text:p>
      <text:p text:style-name="P1">(53)---- Write16 0x414(0x20a): 0x405</text:p>
      <text:p text:style-name="P1">(54)---- Write16 0x41c(0x20e): 0x1</text:p>
      <text:p text:style-name="P1">(55)---- Write16 0x424(0x212): 0x4</text:p>
      <text:p text:style-name="P1">(56)=====Write32 0x60(0x30): 0x0</text:p>
      <text:p text:style-name="P1">(57)---- Write16 0xbc(0x5e): 0x0</text:p>
      <text:p text:style-name="P1">(58)=====Write32 0x20(0x10): 0x78</text:p>
      <text:p text:style-name="P1">(59)=====Write32 0x50(0x28): 0x1fffe000</text:p>
      <text:p text:style-name="P1">(60)=====Write32 0x104(0x82): 0x0</text:p>
      <text:p text:style-name="P1">(61)=====Write32 0x100(0x80): 0x200c</text:p>
      <text:p text:style-name="P1">(62)---- Write16 0x48(0x24): 0xf000</text:p>
      <text:p text:style-name="P1">(63)=====Write32 0x40(0x20): 0x2</text:p>
      <text:p text:style-name="P1">(64)=====Write32 0x40(0x20): 0x0</text:p>
      <text:p text:style-name="P1">(65)---- Write16 0xbc(0x5e): 0x0</text:p>
      <text:p text:style-name="P1">(66)=====Write32 0x20(0x10): 0xecca</text:p>
      <text:p text:style-name="P1">(67)=====Write32 0x20(0x10): 0x0</text:p>
      <text:p text:style-name="P1">(68)=====Write32 0x20(0x10): 0xecca</text:p>
      <text:p text:style-name="P1">(69)---- Write16 0x4f0(0x278): 0x10e2</text:p>
      <text:p text:style-name="P1">(70)---- Write16 0x4f4(0x27a): 0x10e2</text:p>
      <text:p text:style-name="P1">(71)---- Write16 0x4f8(0x27c): 0x10e2</text:p>
      <text:p text:style-name="P1">(72)---- Write16 0x4c0(0x260): 0x1ea2</text:p>
      <text:p text:style-name="P1">(73)---- Write16 0x4c4(0x262): 0xf6c6</text:p>
      <text:p text:style-name="P1">(74)---- Write16 0x4c8(0x264): 0xfc41</text:p>
      <text:p text:style-name="P1">(75)---- Write16 0x4d0(0x268): 0xfb1d</text:p>
      <text:p text:style-name="P1">(76)---- Write16 0x4d4(0x26a): 0x163b</text:p>
      <text:p text:style-name="P1">(77)---- Write16 0x4d8(0x26c): 0xfe74</text:p>
      <text:p text:style-name="P1">(78)---- Write16 0x4dc(0x26e): 0x209</text:p>
      <text:p text:style-name="P1">(79)---- Write16 0x4e0(0x270): 0xf0c1</text:p>
      <text:p text:style-name="P1">(80)---- Write16 0x4e4(0x272): 0x1a63</text:p>
      <text:p text:style-name="P1">(81)---- Write16 0x4f0(0x278): 0x16cb</text:p>
      <text:p text:style-name="P1">(82)---- Write16 0x4f4(0x27a): 0x10e2</text:p>
      <text:p text:style-name="P1">(83)---- Write16 0x4f8(0x27c): 0x1abf</text:p>
      <text:p text:style-name="P1">(84)=====Write32 0x400(0x200): 0x290</text:p>
      <text:p text:style-name="P1">(85)=====Write32 0x444(0x222): 0x19</text:p>
      <text:p text:style-name="P1">(86)=====Write32 0x20(0x10): 0xeaf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6:36:18.622367563</meta:creation-date>
    <meta:editing-duration>P19DT21H16M30S</meta:editing-duration>
    <meta:editing-cycles>2</meta:editing-cycles>
    <meta:generator>LibreOffice/5.1.6.2$Linux_X86_64 LibreOffice_project/10m0$Build-2</meta:generator>
    <dc:date>2019-01-03T14:02:47.462344870</dc:date>
    <meta:document-statistic meta:table-count="0" meta:image-count="0" meta:object-count="0" meta:page-count="1" meta:paragraph-count="44" meta:word-count="162" meta:character-count="1554" meta:non-whitespace-character-count="1436"/>
  </office:meta>
</office:document-meta>
</file>